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onio Guarino</text:p>
      <text:p text:style-name="Standard">Software Engineering </text:p>
      <text:p text:style-name="Standard">Status Report 2/19/10</text:p>
      <text:p text:style-name="Standard"/>
      <text:p text:style-name="Standard">Current Projects:</text:p>
      <text:p text:style-name="Standard">Right now, my main focus has been getting up to speed on openGL and becoming more familiar with the framework that has been built up thus far. The maps are just about finished and I will present them at the next team meeting, either this week or next. The other pressing issue that I must deal with is the story docs as well as the UML for any and all parts that I must code. In addition to this I worked on the dynamic model. </text:p>
      <text:p text:style-name="Standard"/>
      <text:p text:style-name="Standard">Immediate Future Projects:</text:p>
      <text:p text:style-name="Standard">-Continue working on getting familiar with openGl.</text:p>
      <text:p text:style-name="Standard">-Finish the design docs and ma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tonio G</meta:initial-creator>
    <meta:creation-date>2010-02-22T13:18:27.92</meta:creation-date>
    <meta:document-statistic meta:table-count="0" meta:image-count="0" meta:object-count="0" meta:page-count="1" meta:paragraph-count="8" meta:word-count="110" meta:character-count="610"/>
    <dc:date>2010-02-22T13:21:02.08</dc:date>
    <dc:creator>Antonio G</dc:creator>
    <meta:editing-duration>PT00H02M34S</meta:editing-duration>
    <meta:editing-cycles>1</meta:editing-cycles>
    <meta:generator>OpenOffice.org/3.1$Win32 OpenOffice.org_project/310m19$Build-9420</meta:generator>
  </office:meta>
</office:document-meta>
</file>